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5.7996in" svg:y="6.0449in">
            <draw:object draw:notify-on-update-of-ranges="Sheet1.A18:Sheet1.A108 Sheet1.B18:Sheet1.B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5.7571in" svg:y="10.1646in">
            <draw:object draw:notify-on-update-of-ranges="Sheet1.A18:Sheet1.A108 Sheet1.C18:Sheet1.C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 ai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est wavelength, 1 GHz</text:p>
          </table:table-cell>
          <table:table-cell/>
          <table:table-cell table:formula="of:=300000000/1000000000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x is 0.1 from the antenna</text:p>
          </table:table-cell>
          <table:table-cell/>
          <table:table-cell table:formula="of:=0.1/[.C3]" office:value-type="float" office:value="0.333333333333333" calcext:value-type="float">
            <text:p>0.333333333333333</text:p>
          </table:table-cell>
          <table:table-cell office:value-type="string" calcext:value-type="string">
            <text:p>wavelengths – getting close at low frequencie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t resonance, 5 GHz</text:p>
          </table:table-cell>
          <table:table-cell/>
          <table:table-cell table:formula="of:=300000000/5000000000"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x is 0.1 from the antenna</text:p>
          </table:table-cell>
          <table:table-cell/>
          <table:table-cell table:formula="of:=0.1/[.C6]" office:value-type="float" office:value="1.66666666666667" calcext:value-type="float">
            <text:p>1.66666666666667</text:p>
          </table:table-cell>
          <table:table-cell office:value-type="string" calcext:value-type="string">
            <text:p>wavelengths – good distance at resonanc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est wavelength, 10 GHz</text:p>
          </table:table-cell>
          <table:table-cell/>
          <table:table-cell table:formula="of:=300000000/10000000000" office:value-type="float" office:value="0.03" calcext:value-type="float">
            <text:p>0.03</text:p>
          </table:table-cell>
          <table:table-cell office:value-type="string" calcext:value-type="string">
            <text:p>Set longest edge in gmsh to 0.03*0.75=0.022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not renormaliz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86758321789346" calcext:value-type="float">
            <text:p>-0.003867583217893</text:p>
          </table:table-cell>
          <table:table-cell office:value-type="float" office:value="-90.1838907893986" calcext:value-type="float">
            <text:p>-90.1838907893986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00567850064925076" calcext:value-type="float">
            <text:p>-0.005678500649251</text:p>
          </table:table-cell>
          <table:table-cell office:value-type="float" office:value="-99.3394618844588" calcext:value-type="float">
            <text:p>-99.3394618844588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00829697628323755" calcext:value-type="float">
            <text:p>-0.008296976283238</text:p>
          </table:table-cell>
          <table:table-cell office:value-type="float" office:value="-108.539194124288" calcext:value-type="float">
            <text:p>-108.539194124288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0120422473062836" calcext:value-type="float">
            <text:p>-0.012042247306284</text:p>
          </table:table-cell>
          <table:table-cell office:value-type="float" office:value="-117.789341692801" calcext:value-type="float">
            <text:p>-117.789341692801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0173131250596923" calcext:value-type="float">
            <text:p>-0.017313125059692</text:p>
          </table:table-cell>
          <table:table-cell office:value-type="float" office:value="-127.096732528972" calcext:value-type="float">
            <text:p>-127.096732528972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245879361134713" calcext:value-type="float">
            <text:p>-0.024587936113471</text:p>
          </table:table-cell>
          <table:table-cell office:value-type="float" office:value="-136.469014192088" calcext:value-type="float">
            <text:p>-136.469014192088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034452065306457" calcext:value-type="float">
            <text:p>-0.034452065306457</text:p>
          </table:table-cell>
          <table:table-cell office:value-type="float" office:value="-145.915222806124" calcext:value-type="float">
            <text:p>-145.915222806124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0477270242508838" calcext:value-type="float">
            <text:p>-0.047727024250884</text:p>
          </table:table-cell>
          <table:table-cell office:value-type="float" office:value="-155.446677913121" calcext:value-type="float">
            <text:p>-155.446677913121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065815004470527" calcext:value-type="float">
            <text:p>-0.065815004470527</text:p>
          </table:table-cell>
          <table:table-cell office:value-type="float" office:value="-165.077644678515" calcext:value-type="float">
            <text:p>-165.077644678515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0913390948479895" calcext:value-type="float">
            <text:p>-0.09133909484799</text:p>
          </table:table-cell>
          <table:table-cell office:value-type="float" office:value="-174.823953013891" calcext:value-type="float">
            <text:p>-174.8239530138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28810747823222" calcext:value-type="float">
            <text:p>-0.128810747823222</text:p>
          </table:table-cell>
          <table:table-cell office:value-type="float" office:value="175.304143145992" calcext:value-type="float">
            <text:p>175.304143145992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183933839648001" calcext:value-type="float">
            <text:p>-0.183933839648001</text:p>
          </table:table-cell>
          <table:table-cell office:value-type="float" office:value="165.31698758485" calcext:value-type="float">
            <text:p>165.31698758485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259558528407115" calcext:value-type="float">
            <text:p>-0.259558528407115</text:p>
          </table:table-cell>
          <table:table-cell office:value-type="float" office:value="155.252358341013" calcext:value-type="float">
            <text:p>155.252358341013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351910624219657" calcext:value-type="float">
            <text:p>-0.351910624219657</text:p>
          </table:table-cell>
          <table:table-cell office:value-type="float" office:value="145.141695639122" calcext:value-type="float">
            <text:p>145.141695639122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455481629398388" calcext:value-type="float">
            <text:p>-0.455481629398388</text:p>
          </table:table-cell>
          <table:table-cell office:value-type="float" office:value="134.969369361408" calcext:value-type="float">
            <text:p>134.969369361408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569910542364057" calcext:value-type="float">
            <text:p>-0.569910542364057</text:p>
          </table:table-cell>
          <table:table-cell office:value-type="float" office:value="124.695307224476" calcext:value-type="float">
            <text:p>124.695307224476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698477400171509" calcext:value-type="float">
            <text:p>-0.698477400171509</text:p>
          </table:table-cell>
          <table:table-cell office:value-type="float" office:value="114.293226640668" calcext:value-type="float">
            <text:p>114.293226640668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844126593040609" calcext:value-type="float">
            <text:p>-0.844126593040609</text:p>
          </table:table-cell>
          <table:table-cell office:value-type="float" office:value="103.752452424175" calcext:value-type="float">
            <text:p>103.752452424175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.00705430289464" calcext:value-type="float">
            <text:p>-1.00705430289464</text:p>
          </table:table-cell>
          <table:table-cell office:value-type="float" office:value="93.0661706988278" calcext:value-type="float">
            <text:p>93.0661706988278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.18171761357743" calcext:value-type="float">
            <text:p>-1.18171761357743</text:p>
          </table:table-cell>
          <table:table-cell office:value-type="float" office:value="82.1951932482062" calcext:value-type="float">
            <text:p>82.195193248206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645388894779" calcext:value-type="float">
            <text:p>-1.3645388894779</text:p>
          </table:table-cell>
          <table:table-cell office:value-type="float" office:value="70.9687676272339" calcext:value-type="float">
            <text:p>70.9687676272339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1.59306867628425" calcext:value-type="float">
            <text:p>-1.59306867628425</text:p>
          </table:table-cell>
          <table:table-cell office:value-type="float" office:value="59.1216311433111" calcext:value-type="float">
            <text:p>59.1216311433111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1.94460660699152" calcext:value-type="float">
            <text:p>-1.94460660699152</text:p>
          </table:table-cell>
          <table:table-cell office:value-type="float" office:value="46.7835591118736" calcext:value-type="float">
            <text:p>46.7835591118736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2.43293754311792" calcext:value-type="float">
            <text:p>-2.43293754311792</text:p>
          </table:table-cell>
          <table:table-cell office:value-type="float" office:value="34.4571237138392" calcext:value-type="float">
            <text:p>34.4571237138392</text:p>
          </table:table-cell>
          <table:table-cell table:number-columns-repeated="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3.01715002525875" calcext:value-type="float">
            <text:p>-3.01715002525875</text:p>
          </table:table-cell>
          <table:table-cell office:value-type="float" office:value="22.3396902597395" calcext:value-type="float">
            <text:p>22.339690259739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3.67621351336028" calcext:value-type="float">
            <text:p>-3.67621351336028</text:p>
          </table:table-cell>
          <table:table-cell office:value-type="float" office:value="10.3612881112456" calcext:value-type="float">
            <text:p>10.3612881112456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4.41193114731557" calcext:value-type="float">
            <text:p>-4.41193114731557</text:p>
          </table:table-cell>
          <table:table-cell office:value-type="float" office:value="-1.53614971468284" calcext:value-type="float">
            <text:p>-1.53614971468284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5.22767522786576" calcext:value-type="float">
            <text:p>-5.22767522786576</text:p>
          </table:table-cell>
          <table:table-cell office:value-type="float" office:value="-13.3477679241473" calcext:value-type="float">
            <text:p>-13.3477679241473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6.11861332874058" calcext:value-type="float">
            <text:p>-6.11861332874058</text:p>
          </table:table-cell>
          <table:table-cell office:value-type="float" office:value="-25.0814123685583" calcext:value-type="float">
            <text:p>-25.0814123685583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7.07599347204303" calcext:value-type="float">
            <text:p>-7.07599347204303</text:p>
          </table:table-cell>
          <table:table-cell office:value-type="float" office:value="-36.8428498627039" calcext:value-type="float">
            <text:p>-36.842849862703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.09853069660009" calcext:value-type="float">
            <text:p>-8.09853069660009</text:p>
          </table:table-cell>
          <table:table-cell office:value-type="float" office:value="-48.8785467437784" calcext:value-type="float">
            <text:p>-48.8785467437784</text:p>
          </table:table-cell>
          <table:table-cell table:number-columns-repeated="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9.20406795922452" calcext:value-type="float">
            <text:p>-9.20406795922452</text:p>
          </table:table-cell>
          <table:table-cell office:value-type="float" office:value="-61.5843043194595" calcext:value-type="float">
            <text:p>-61.5843043194595</text:p>
          </table:table-cell>
          <table:table-cell table:number-columns-repeated="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10.4393090588187" calcext:value-type="float">
            <text:p>-10.4393090588187</text:p>
          </table:table-cell>
          <table:table-cell office:value-type="float" office:value="-75.5057460280335" calcext:value-type="float">
            <text:p>-75.5057460280335</text:p>
          </table:table-cell>
          <table:table-cell table:number-columns-repeated="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11.8827084952078" calcext:value-type="float">
            <text:p>-11.8827084952078</text:p>
          </table:table-cell>
          <table:table-cell office:value-type="float" office:value="-91.3629270745169" calcext:value-type="float">
            <text:p>-91.3629270745169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13.6282751573687" calcext:value-type="float">
            <text:p>-13.6282751573687</text:p>
          </table:table-cell>
          <table:table-cell office:value-type="float" office:value="-110.211183241726" calcext:value-type="float">
            <text:p>-110.211183241726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15.7182827035704" calcext:value-type="float">
            <text:p>-15.7182827035704</text:p>
          </table:table-cell>
          <table:table-cell office:value-type="float" office:value="-133.917692470181" calcext:value-type="float">
            <text:p>-133.917692470181</text:p>
          </table:table-cell>
          <table:table-cell table:number-columns-repeated="5"/>
          <table:table-cell office:value-type="string" calcext:value-type="string">
            <text:p>1$^{\textnormal{st}}$-order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17.8898768546312" calcext:value-type="float">
            <text:p>-17.8898768546312</text:p>
          </table:table-cell>
          <table:table-cell office:value-type="float" office:value="-165.676465682184" calcext:value-type="float">
            <text:p>-165.676465682184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19.0367834978911" calcext:value-type="float">
            <text:p>-19.0367834978911</text:p>
          </table:table-cell>
          <table:table-cell office:value-type="float" office:value="153.18261306582" calcext:value-type="float">
            <text:p>153.18261306582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18.1422035843859" calcext:value-type="float">
            <text:p>-18.1422035843859</text:p>
          </table:table-cell>
          <table:table-cell office:value-type="float" office:value="112.273242155701" calcext:value-type="float">
            <text:p>112.273242155701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16.2486416866951" calcext:value-type="float">
            <text:p>-16.2486416866951</text:p>
          </table:table-cell>
          <table:table-cell office:value-type="float" office:value="80.9766219055344" calcext:value-type="float">
            <text:p>80.976621905534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.4346533130112" calcext:value-type="float">
            <text:p>-14.4346533130112</text:p>
          </table:table-cell>
          <table:table-cell office:value-type="float" office:value="57.8004777002145" calcext:value-type="float">
            <text:p>57.8004777002145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12.944263060786" calcext:value-type="float">
            <text:p>-12.944263060786</text:p>
          </table:table-cell>
          <table:table-cell office:value-type="float" office:value="39.5130207772591" calcext:value-type="float">
            <text:p>39.5130207772591</text:p>
          </table:table-cell>
          <table:table-cell table:number-columns-repeated="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1.7315416281211" calcext:value-type="float">
            <text:p>-11.7315416281211</text:p>
          </table:table-cell>
          <table:table-cell office:value-type="float" office:value="24.1795888364183" calcext:value-type="float">
            <text:p>24.1795888364183</text:p>
          </table:table-cell>
          <table:table-cell table:number-columns-repeated="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10.7099805105368" calcext:value-type="float">
            <text:p>-10.7099805105368</text:p>
          </table:table-cell>
          <table:table-cell office:value-type="float" office:value="10.6584382908412" calcext:value-type="float">
            <text:p>10.6584382908412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9.8188953410325" calcext:value-type="float">
            <text:p>-9.8188953410325</text:p>
          </table:table-cell>
          <table:table-cell office:value-type="float" office:value="-1.83957178185562" calcext:value-type="float">
            <text:p>-1.83957178185562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9.03864792834886" calcext:value-type="float">
            <text:p>-9.03864792834886</text:p>
          </table:table-cell>
          <table:table-cell office:value-type="float" office:value="-13.8570040900568" calcext:value-type="float">
            <text:p>-13.8570040900568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8.37769033101409" calcext:value-type="float">
            <text:p>-8.37769033101409</text:p>
          </table:table-cell>
          <table:table-cell office:value-type="float" office:value="-25.656509877993" calcext:value-type="float">
            <text:p>-25.656509877993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7.84595447210996" calcext:value-type="float">
            <text:p>-7.84595447210996</text:p>
          </table:table-cell>
          <table:table-cell office:value-type="float" office:value="-37.2501707120039" calcext:value-type="float">
            <text:p>-37.2501707120039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7.43738983594545" calcext:value-type="float">
            <text:p>-7.43738983594545</text:p>
          </table:table-cell>
          <table:table-cell office:value-type="float" office:value="-48.5275338076713" calcext:value-type="float">
            <text:p>-48.5275338076713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7.13018093553396" calcext:value-type="float">
            <text:p>-7.13018093553396</text:p>
          </table:table-cell>
          <table:table-cell office:value-type="float" office:value="-59.389535636519" calcext:value-type="float">
            <text:p>-59.38953563651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.89794421679203" calcext:value-type="float">
            <text:p>-6.89794421679203</text:p>
          </table:table-cell>
          <table:table-cell office:value-type="float" office:value="-69.8143889283308" calcext:value-type="float">
            <text:p>-69.8143889283308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6.72116848778244" calcext:value-type="float">
            <text:p>-6.72116848778244</text:p>
          </table:table-cell>
          <table:table-cell office:value-type="float" office:value="-79.8394641976961" calcext:value-type="float">
            <text:p>-79.8394641976961</text:p>
          </table:table-cell>
          <table:table-cell table:number-columns-repeated="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6.58990034447806" calcext:value-type="float">
            <text:p>-6.58990034447806</text:p>
          </table:table-cell>
          <table:table-cell office:value-type="float" office:value="-89.4952412176521" calcext:value-type="float">
            <text:p>-89.4952412176521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6.49620365460468" calcext:value-type="float">
            <text:p>-6.49620365460468</text:p>
          </table:table-cell>
          <table:table-cell office:value-type="float" office:value="-98.760107451264" calcext:value-type="float">
            <text:p>-98.760107451264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6.42387018996744" calcext:value-type="float">
            <text:p>-6.42387018996744</text:p>
          </table:table-cell>
          <table:table-cell office:value-type="float" office:value="-107.583162529432" calcext:value-type="float">
            <text:p>-107.583162529432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6.3456656612478" calcext:value-type="float">
            <text:p>-6.3456656612478</text:p>
          </table:table-cell>
          <table:table-cell office:value-type="float" office:value="-115.963720305885" calcext:value-type="float">
            <text:p>-115.963720305885</text:p>
          </table:table-cell>
          <table:table-cell table:number-columns-repeated="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6.23361500153927" calcext:value-type="float">
            <text:p>-6.23361500153927</text:p>
          </table:table-cell>
          <table:table-cell office:value-type="float" office:value="-124.02029974074" calcext:value-type="float">
            <text:p>-124.02029974074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6.07585921691207" calcext:value-type="float">
            <text:p>-6.07585921691207</text:p>
          </table:table-cell>
          <table:table-cell office:value-type="float" office:value="-131.966610502722" calcext:value-type="float">
            <text:p>-131.966610502722</text:p>
          </table:table-cell>
          <table:table-cell table:number-columns-repeated="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5.88289213459325" calcext:value-type="float">
            <text:p>-5.88289213459325</text:p>
          </table:table-cell>
          <table:table-cell office:value-type="float" office:value="-139.992609499262" calcext:value-type="float">
            <text:p>-139.992609499262</text:p>
          </table:table-cell>
          <table:table-cell table:number-columns-repeated="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5.67500558748698" calcext:value-type="float">
            <text:p>-5.67500558748698</text:p>
          </table:table-cell>
          <table:table-cell office:value-type="float" office:value="-148.168281641104" calcext:value-type="float">
            <text:p>-148.16828164110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.46500136425768" calcext:value-type="float">
            <text:p>-5.46500136425768</text:p>
          </table:table-cell>
          <table:table-cell office:value-type="float" office:value="-156.466462588752" calcext:value-type="float">
            <text:p>-156.466462588752</text:p>
          </table:table-cell>
          <table:table-cell table:number-columns-repeated="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5.25377610448874" calcext:value-type="float">
            <text:p>-5.25377610448874</text:p>
          </table:table-cell>
          <table:table-cell office:value-type="float" office:value="-164.857750436493" calcext:value-type="float">
            <text:p>-164.857750436493</text:p>
          </table:table-cell>
          <table:table-cell table:number-columns-repeated="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5.03949927379344" calcext:value-type="float">
            <text:p>-5.03949927379344</text:p>
          </table:table-cell>
          <table:table-cell office:value-type="float" office:value="-173.367535433306" calcext:value-type="float">
            <text:p>-173.367535433306</text:p>
          </table:table-cell>
          <table:table-cell table:number-columns-repeated="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4.82769677988108" calcext:value-type="float">
            <text:p>-4.82769677988108</text:p>
          </table:table-cell>
          <table:table-cell office:value-type="float" office:value="177.952946238343" calcext:value-type="float">
            <text:p>177.952946238343</text:p>
          </table:table-cell>
          <table:table-cell table:number-columns-repeated="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4.63092644183152" calcext:value-type="float">
            <text:p>-4.63092644183152</text:p>
          </table:table-cell>
          <table:table-cell office:value-type="float" office:value="169.093944922215" calcext:value-type="float">
            <text:p>169.093944922215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4.45976989626725" calcext:value-type="float">
            <text:p>-4.45976989626725</text:p>
          </table:table-cell>
          <table:table-cell office:value-type="float" office:value="160.110771770771" calcext:value-type="float">
            <text:p>160.110771770771</text:p>
          </table:table-cell>
          <table:table-cell table:number-columns-repeated="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4.31612222201077" calcext:value-type="float">
            <text:p>-4.31612222201077</text:p>
          </table:table-cell>
          <table:table-cell office:value-type="float" office:value="151.085579800676" calcext:value-type="float">
            <text:p>151.085579800676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4.19428608047003" calcext:value-type="float">
            <text:p>-4.19428608047003</text:p>
          </table:table-cell>
          <table:table-cell office:value-type="float" office:value="142.077303390922" calcext:value-type="float">
            <text:p>142.077303390922</text:p>
          </table:table-cell>
          <table:table-cell table:number-columns-repeated="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4.08659615154385" calcext:value-type="float">
            <text:p>-4.08659615154385</text:p>
          </table:table-cell>
          <table:table-cell office:value-type="float" office:value="133.101163263789" calcext:value-type="float">
            <text:p>133.101163263789</text:p>
          </table:table-cell>
          <table:table-cell table:number-columns-repeated="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3.9883975181329" calcext:value-type="float">
            <text:p>-3.9883975181329</text:p>
          </table:table-cell>
          <table:table-cell office:value-type="float" office:value="124.142065831516" calcext:value-type="float">
            <text:p>124.14206583151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89919699257121" calcext:value-type="float">
            <text:p>-3.89919699257121</text:p>
          </table:table-cell>
          <table:table-cell office:value-type="float" office:value="115.182936691534" calcext:value-type="float">
            <text:p>115.182936691534</text:p>
          </table:table-cell>
          <table:table-cell table:number-columns-repeated="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3.82035681315106" calcext:value-type="float">
            <text:p>-3.82035681315106</text:p>
          </table:table-cell>
          <table:table-cell office:value-type="float" office:value="106.222172160804" calcext:value-type="float">
            <text:p>106.222172160804</text:p>
          </table:table-cell>
          <table:table-cell table:number-columns-repeated="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3.75253941783731" calcext:value-type="float">
            <text:p>-3.75253941783731</text:p>
          </table:table-cell>
          <table:table-cell office:value-type="float" office:value="97.2703968297338" calcext:value-type="float">
            <text:p>97.2703968297338</text:p>
          </table:table-cell>
          <table:table-cell table:number-columns-repeated="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3.69527306895561" calcext:value-type="float">
            <text:p>-3.69527306895561</text:p>
          </table:table-cell>
          <table:table-cell office:value-type="float" office:value="88.3386168733212" calcext:value-type="float">
            <text:p>88.3386168733212</text:p>
          </table:table-cell>
          <table:table-cell table:number-columns-repeated="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3.64816218135931" calcext:value-type="float">
            <text:p>-3.64816218135931</text:p>
          </table:table-cell>
          <table:table-cell office:value-type="float" office:value="79.4340280741007" calcext:value-type="float">
            <text:p>79.4340280741007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3.61160126344642" calcext:value-type="float">
            <text:p>-3.61160126344642</text:p>
          </table:table-cell>
          <table:table-cell office:value-type="float" office:value="70.5669997037222" calcext:value-type="float">
            <text:p>70.5669997037222</text:p>
          </table:table-cell>
          <table:table-cell table:number-columns-repeated="6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3.58582551927896" calcext:value-type="float">
            <text:p>-3.58582551927896</text:p>
          </table:table-cell>
          <table:table-cell office:value-type="float" office:value="61.7586761148184" calcext:value-type="float">
            <text:p>61.7586761148184</text:p>
          </table:table-cell>
          <table:table-cell table:number-columns-repeated="6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3.56908673690066" calcext:value-type="float">
            <text:p>-3.56908673690066</text:p>
          </table:table-cell>
          <table:table-cell office:value-type="float" office:value="53.0397599287492" calcext:value-type="float">
            <text:p>53.0397599287492</text:p>
          </table:table-cell>
          <table:table-cell table:number-columns-repeated="6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3.55614773052427" calcext:value-type="float">
            <text:p>-3.55614773052427</text:p>
          </table:table-cell>
          <table:table-cell office:value-type="float" office:value="44.4378708010921" calcext:value-type="float">
            <text:p>44.4378708010921</text:p>
          </table:table-cell>
          <table:table-cell table:number-columns-repeated="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-3.53888889470105" calcext:value-type="float">
            <text:p>-3.53888889470105</text:p>
          </table:table-cell>
          <table:table-cell office:value-type="float" office:value="35.9551399472965" calcext:value-type="float">
            <text:p>35.955139947296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51045180693929" calcext:value-type="float">
            <text:p>-3.51045180693929</text:p>
          </table:table-cell>
          <table:table-cell office:value-type="float" office:value="27.5551783116476" calcext:value-type="float">
            <text:p>27.5551783116476</text:p>
          </table:table-cell>
          <table:table-cell table:number-columns-repeated="6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3.46980544079747" calcext:value-type="float">
            <text:p>-3.46980544079747</text:p>
          </table:table-cell>
          <table:table-cell office:value-type="float" office:value="19.1824458011057" calcext:value-type="float">
            <text:p>19.1824458011057</text:p>
          </table:table-cell>
          <table:table-cell table:number-columns-repeated="6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3.42146182007183" calcext:value-type="float">
            <text:p>-3.42146182007183</text:p>
          </table:table-cell>
          <table:table-cell office:value-type="float" office:value="10.7999019125746" calcext:value-type="float">
            <text:p>10.7999019125746</text:p>
          </table:table-cell>
          <table:table-cell table:number-columns-repeated="6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3.37056499041502" calcext:value-type="float">
            <text:p>-3.37056499041502</text:p>
          </table:table-cell>
          <table:table-cell office:value-type="float" office:value="2.40479147271269" calcext:value-type="float">
            <text:p>2.40479147271269</text:p>
          </table:table-cell>
          <table:table-cell table:number-columns-repeated="6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3.31894667015321" calcext:value-type="float">
            <text:p>-3.31894667015321</text:p>
          </table:table-cell>
          <table:table-cell office:value-type="float" office:value="-5.99058655437355" calcext:value-type="float">
            <text:p>-5.99058655437355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3.26599450865006" calcext:value-type="float">
            <text:p>-3.26599450865006</text:p>
          </table:table-cell>
          <table:table-cell office:value-type="float" office:value="-14.3870654922028" calcext:value-type="float">
            <text:p>-14.3870654922028</text:p>
          </table:table-cell>
          <table:table-cell table:number-columns-repeated="6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3.21267869379911" calcext:value-type="float">
            <text:p>-3.21267869379911</text:p>
          </table:table-cell>
          <table:table-cell office:value-type="float" office:value="-22.80317100833" calcext:value-type="float">
            <text:p>-22.80317100833</text:p>
          </table:table-cell>
          <table:table-cell table:number-columns-repeated="6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3.16355462690328" calcext:value-type="float">
            <text:p>-3.16355462690328</text:p>
          </table:table-cell>
          <table:table-cell office:value-type="float" office:value="-31.2512075768864" calcext:value-type="float">
            <text:p>-31.2512075768864</text:p>
          </table:table-cell>
          <table:table-cell table:number-columns-repeated="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3.12398824571517" calcext:value-type="float">
            <text:p>-3.12398824571517</text:p>
          </table:table-cell>
          <table:table-cell office:value-type="float" office:value="-39.7153225925456" calcext:value-type="float">
            <text:p>-39.7153225925456</text:p>
          </table:table-cell>
          <table:table-cell table:number-columns-repeated="6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3.09590470673023" calcext:value-type="float">
            <text:p>-3.09590470673023</text:p>
          </table:table-cell>
          <table:table-cell office:value-type="float" office:value="-48.1582228349596" calcext:value-type="float">
            <text:p>-48.15822283495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0763940719704" calcext:value-type="float">
            <text:p>-3.0763940719704</text:p>
          </table:table-cell>
          <table:table-cell office:value-type="float" office:value="-56.5472770879474" calcext:value-type="float">
            <text:p>-56.547277087947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23:21.327924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0T15:50:56.745653909</meta:creation-date>
    <meta:generator>LibreOffice/6.4.7.2$Linux_X86_64 LibreOffice_project/40$Build-2</meta:generator>
    <dc:date>2025-02-21T16:00:54.086068869</dc:date>
    <meta:editing-duration>PT12H20M24S</meta:editing-duration>
    <meta:editing-cycles>13</meta:editing-cycles>
    <meta:document-statistic meta:table-count="1" meta:cell-count="30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" chart:maximum="10" chart:origin="-30" chart:interval-major="1" chart:interval-minor-divisor="5" chart:reverse-direction="false" text:line-break="false" loext:try-staggering-first="false" chart:link-data-style-to-source="true" chart:axis-position="-3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0" chart:maximum="-0" chart:origin="-30" chart:reverse-direction="false" text:line-break="false" loext:try-staggering-first="false" chart:link-data-style-to-source="true" chart:axis-position="-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18:Sheet1.B108" svg:x="1.33cm" svg:y="0.18cm" svg:width="14.349cm" svg:height="7.664cm">
          <chartooo:coordinate-region svg:x="1.907cm" svg:y="0.379cm" svg:width="13.585cm" svg:height="6.968cm"/>
          <chart:axis chart:dimension="x" chart:name="primary-x" chart:style-name="ch3">
            <chart:title svg:x="7.283cm" svg:y="8.024cm" chart:style-name="ch4">
              <text:p>Frequency, GHz</text:p>
            </chart:title>
            <chart:grid chart:style-name="ch5" chart:class="major"/>
          </chart:axis>
          <chart:axis chart:dimension="y" chart:name="primary-y" chart:style-name="ch6">
            <chart:title svg:x="0.451cm" svg:y="4.717cm" chart:style-name="ch7">
              <text:p>|S11|, dB</text:p>
            </chart:title>
            <chart:grid chart:style-name="ch5" chart:class="major"/>
          </chart:axis>
          <chart:series chart:style-name="ch8" chart:values-cell-range-address="Sheet1.B18:Sheet1.B108" chart:class="chart:scatter">
            <chart:domain table:cell-range-address="Sheet1.A18:Sheet1.A108"/>
            <chart:data-point chart:repeated="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8:Sheet1.A108</svg:desc>
                </draw:g>
              </table:table-cell>
              <table:table-cell office:value-type="float" office:value="NaN">
                <text:p>NaN</text:p>
                <draw:g>
                  <svg:desc>Sheet1.B18:Sheet1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0386758321789346">
                <text:p>-0.0038675832178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-0.00567850064925076">
                <text:p>-0.00567850064925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0.00829697628323755">
                <text:p>-0.00829697628323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0.0120422473062836">
                <text:p>-0.0120422473062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0.0173131250596923">
                <text:p>-0.017313125059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0.0245879361134713">
                <text:p>-0.0245879361134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0.034452065306457">
                <text:p>-0.03445206530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0.0477270242508838">
                <text:p>-0.0477270242508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0.065815004470527">
                <text:p>-0.065815004470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0.0913390948479895">
                <text:p>-0.091339094847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0.128810747823222">
                <text:p>-0.12881074782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-0.183933839648001">
                <text:p>-0.183933839648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-0.259558528407115">
                <text:p>-0.259558528407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">
                <text:p>2.3</text:p>
              </table:table-cell>
              <table:table-cell office:value-type="float" office:value="-0.351910624219657">
                <text:p>-0.351910624219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-0.455481629398388">
                <text:p>-0.455481629398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-0.569910542364057">
                <text:p>-0.569910542364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-0.698477400171509">
                <text:p>-0.698477400171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">
                <text:p>2.7</text:p>
              </table:table-cell>
              <table:table-cell office:value-type="float" office:value="-0.844126593040609">
                <text:p>-0.844126593040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-1.00705430289464">
                <text:p>-1.00705430289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">
                <text:p>2.9</text:p>
              </table:table-cell>
              <table:table-cell office:value-type="float" office:value="-1.18171761357743">
                <text:p>-1.18171761357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-1.3645388894779">
                <text:p>-1.3645388894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">
                <text:p>3.1</text:p>
              </table:table-cell>
              <table:table-cell office:value-type="float" office:value="-1.59306867628425">
                <text:p>-1.59306867628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">
                <text:p>3.2</text:p>
              </table:table-cell>
              <table:table-cell office:value-type="float" office:value="-1.94460660699152">
                <text:p>-1.94460660699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  <table:table-cell office:value-type="float" office:value="-2.43293754311792">
                <text:p>-2.43293754311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">
                <text:p>3.4</text:p>
              </table:table-cell>
              <table:table-cell office:value-type="float" office:value="-3.01715002525875">
                <text:p>-3.0171500252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-3.67621351336028">
                <text:p>-3.67621351336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">
                <text:p>3.6</text:p>
              </table:table-cell>
              <table:table-cell office:value-type="float" office:value="-4.41193114731557">
                <text:p>-4.41193114731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">
                <text:p>3.7</text:p>
              </table:table-cell>
              <table:table-cell office:value-type="float" office:value="-5.22767522786576">
                <text:p>-5.22767522786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">
                <text:p>3.8</text:p>
              </table:table-cell>
              <table:table-cell office:value-type="float" office:value="-6.11861332874058">
                <text:p>-6.11861332874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">
                <text:p>3.9</text:p>
              </table:table-cell>
              <table:table-cell office:value-type="float" office:value="-7.07599347204303">
                <text:p>-7.07599347204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-8.09853069660009">
                <text:p>-8.09853069660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">
                <text:p>4.1</text:p>
              </table:table-cell>
              <table:table-cell office:value-type="float" office:value="-9.20406795922452">
                <text:p>-9.20406795922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">
                <text:p>4.2</text:p>
              </table:table-cell>
              <table:table-cell office:value-type="float" office:value="-10.4393090588187">
                <text:p>-10.4393090588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">
                <text:p>4.3</text:p>
              </table:table-cell>
              <table:table-cell office:value-type="float" office:value="-11.8827084952078">
                <text:p>-11.8827084952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">
                <text:p>4.4</text:p>
              </table:table-cell>
              <table:table-cell office:value-type="float" office:value="-13.6282751573687">
                <text:p>-13.6282751573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-15.7182827035704">
                <text:p>-15.7182827035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-17.8898768546312">
                <text:p>-17.8898768546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">
                <text:p>4.7</text:p>
              </table:table-cell>
              <table:table-cell office:value-type="float" office:value="-19.0367834978911">
                <text:p>-19.0367834978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">
                <text:p>4.8</text:p>
              </table:table-cell>
              <table:table-cell office:value-type="float" office:value="-18.1422035843859">
                <text:p>-18.14220358438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">
                <text:p>4.9</text:p>
              </table:table-cell>
              <table:table-cell office:value-type="float" office:value="-16.2486416866951">
                <text:p>-16.2486416866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-14.4346533130112">
                <text:p>-14.434653313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1">
                <text:p>5.1</text:p>
              </table:table-cell>
              <table:table-cell office:value-type="float" office:value="-12.944263060786">
                <text:p>-12.944263060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2">
                <text:p>5.2</text:p>
              </table:table-cell>
              <table:table-cell office:value-type="float" office:value="-11.7315416281211">
                <text:p>-11.7315416281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">
                <text:p>5.3</text:p>
              </table:table-cell>
              <table:table-cell office:value-type="float" office:value="-10.7099805105368">
                <text:p>-10.7099805105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">
                <text:p>5.4</text:p>
              </table:table-cell>
              <table:table-cell office:value-type="float" office:value="-9.8188953410325">
                <text:p>-9.8188953410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">
                <text:p>5.5</text:p>
              </table:table-cell>
              <table:table-cell office:value-type="float" office:value="-9.03864792834886">
                <text:p>-9.038647928348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">
                <text:p>5.6</text:p>
              </table:table-cell>
              <table:table-cell office:value-type="float" office:value="-8.37769033101409">
                <text:p>-8.37769033101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">
                <text:p>5.7</text:p>
              </table:table-cell>
              <table:table-cell office:value-type="float" office:value="-7.84595447210996">
                <text:p>-7.84595447210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">
                <text:p>5.8</text:p>
              </table:table-cell>
              <table:table-cell office:value-type="float" office:value="-7.43738983594545">
                <text:p>-7.43738983594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">
                <text:p>5.9</text:p>
              </table:table-cell>
              <table:table-cell office:value-type="float" office:value="-7.13018093553396">
                <text:p>-7.13018093553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-6.89794421679203">
                <text:p>-6.89794421679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">
                <text:p>6.1</text:p>
              </table:table-cell>
              <table:table-cell office:value-type="float" office:value="-6.72116848778244">
                <text:p>-6.72116848778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">
                <text:p>6.2</text:p>
              </table:table-cell>
              <table:table-cell office:value-type="float" office:value="-6.58990034447806">
                <text:p>-6.58990034447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">
                <text:p>6.3</text:p>
              </table:table-cell>
              <table:table-cell office:value-type="float" office:value="-6.49620365460468">
                <text:p>-6.49620365460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">
                <text:p>6.4</text:p>
              </table:table-cell>
              <table:table-cell office:value-type="float" office:value="-6.42387018996744">
                <text:p>-6.42387018996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">
                <text:p>6.5</text:p>
              </table:table-cell>
              <table:table-cell office:value-type="float" office:value="-6.3456656612478">
                <text:p>-6.34566566124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">
                <text:p>6.6</text:p>
              </table:table-cell>
              <table:table-cell office:value-type="float" office:value="-6.23361500153927">
                <text:p>-6.23361500153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7">
                <text:p>6.7</text:p>
              </table:table-cell>
              <table:table-cell office:value-type="float" office:value="-6.07585921691207">
                <text:p>-6.07585921691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">
                <text:p>6.8</text:p>
              </table:table-cell>
              <table:table-cell office:value-type="float" office:value="-5.88289213459325">
                <text:p>-5.88289213459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">
                <text:p>6.9</text:p>
              </table:table-cell>
              <table:table-cell office:value-type="float" office:value="-5.67500558748698">
                <text:p>-5.67500558748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-5.46500136425768">
                <text:p>-5.46500136425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">
                <text:p>7.1</text:p>
              </table:table-cell>
              <table:table-cell office:value-type="float" office:value="-5.25377610448874">
                <text:p>-5.253776104488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">
                <text:p>7.2</text:p>
              </table:table-cell>
              <table:table-cell office:value-type="float" office:value="-5.03949927379344">
                <text:p>-5.03949927379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">
                <text:p>7.3</text:p>
              </table:table-cell>
              <table:table-cell office:value-type="float" office:value="-4.82769677988108">
                <text:p>-4.82769677988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">
                <text:p>7.4</text:p>
              </table:table-cell>
              <table:table-cell office:value-type="float" office:value="-4.63092644183152">
                <text:p>-4.63092644183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5">
                <text:p>7.5</text:p>
              </table:table-cell>
              <table:table-cell office:value-type="float" office:value="-4.45976989626725">
                <text:p>-4.45976989626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">
                <text:p>7.6</text:p>
              </table:table-cell>
              <table:table-cell office:value-type="float" office:value="-4.31612222201077">
                <text:p>-4.31612222201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7">
                <text:p>7.7</text:p>
              </table:table-cell>
              <table:table-cell office:value-type="float" office:value="-4.19428608047003">
                <text:p>-4.19428608047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8">
                <text:p>7.8</text:p>
              </table:table-cell>
              <table:table-cell office:value-type="float" office:value="-4.08659615154385">
                <text:p>-4.08659615154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">
                <text:p>7.9</text:p>
              </table:table-cell>
              <table:table-cell office:value-type="float" office:value="-3.9883975181329">
                <text:p>-3.9883975181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-3.89919699257121">
                <text:p>-3.89919699257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1">
                <text:p>8.1</text:p>
              </table:table-cell>
              <table:table-cell office:value-type="float" office:value="-3.82035681315106">
                <text:p>-3.82035681315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2">
                <text:p>8.2</text:p>
              </table:table-cell>
              <table:table-cell office:value-type="float" office:value="-3.75253941783731">
                <text:p>-3.752539417837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3">
                <text:p>8.3</text:p>
              </table:table-cell>
              <table:table-cell office:value-type="float" office:value="-3.69527306895561">
                <text:p>-3.69527306895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4">
                <text:p>8.4</text:p>
              </table:table-cell>
              <table:table-cell office:value-type="float" office:value="-3.64816218135931">
                <text:p>-3.64816218135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5">
                <text:p>8.5</text:p>
              </table:table-cell>
              <table:table-cell office:value-type="float" office:value="-3.61160126344642">
                <text:p>-3.611601263446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6">
                <text:p>8.6</text:p>
              </table:table-cell>
              <table:table-cell office:value-type="float" office:value="-3.58582551927896">
                <text:p>-3.58582551927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7">
                <text:p>8.7</text:p>
              </table:table-cell>
              <table:table-cell office:value-type="float" office:value="-3.56908673690066">
                <text:p>-3.569086736900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8">
                <text:p>8.8</text:p>
              </table:table-cell>
              <table:table-cell office:value-type="float" office:value="-3.55614773052427">
                <text:p>-3.55614773052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9">
                <text:p>8.9</text:p>
              </table:table-cell>
              <table:table-cell office:value-type="float" office:value="-3.53888889470105">
                <text:p>-3.53888889470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-3.51045180693929">
                <text:p>-3.51045180693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1">
                <text:p>9.1</text:p>
              </table:table-cell>
              <table:table-cell office:value-type="float" office:value="-3.46980544079747">
                <text:p>-3.46980544079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">
                <text:p>9.2</text:p>
              </table:table-cell>
              <table:table-cell office:value-type="float" office:value="-3.42146182007183">
                <text:p>-3.421461820071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3">
                <text:p>9.3</text:p>
              </table:table-cell>
              <table:table-cell office:value-type="float" office:value="-3.37056499041502">
                <text:p>-3.37056499041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4">
                <text:p>9.4</text:p>
              </table:table-cell>
              <table:table-cell office:value-type="float" office:value="-3.31894667015321">
                <text:p>-3.31894667015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5">
                <text:p>9.5</text:p>
              </table:table-cell>
              <table:table-cell office:value-type="float" office:value="-3.26599450865006">
                <text:p>-3.26599450865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6">
                <text:p>9.6</text:p>
              </table:table-cell>
              <table:table-cell office:value-type="float" office:value="-3.21267869379911">
                <text:p>-3.21267869379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7">
                <text:p>9.7</text:p>
              </table:table-cell>
              <table:table-cell office:value-type="float" office:value="-3.16355462690328">
                <text:p>-3.163554626903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8">
                <text:p>9.8</text:p>
              </table:table-cell>
              <table:table-cell office:value-type="float" office:value="-3.12398824571517">
                <text:p>-3.123988245715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9">
                <text:p>9.9</text:p>
              </table:table-cell>
              <table:table-cell office:value-type="float" office:value="-3.09590470673023">
                <text:p>-3.09590470673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" chart:maximum="10" chart:origin="-30" chart:interval-major="1" chart:interval-minor-divisor="5" chart:reverse-direction="false" text:line-break="false" loext:try-staggering-first="false" chart:link-data-style-to-source="true" chart:axis-position="-18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80" chart:maximum="180" chart:origin="-180" chart:interval-major="30" chart:reverse-direction="false" text:line-break="false" loext:try-staggering-first="false" chart:link-data-style-to-source="true" chart:axis-position="-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18:Sheet1.A108 Sheet1.C18:Sheet1.C108" svg:x="1.33cm" svg:y="0.18cm" svg:width="14.349cm" svg:height="7.664cm">
          <chartooo:coordinate-region svg:x="2.092cm" svg:y="0.379cm" svg:width="13.4cm" svg:height="6.968cm"/>
          <chart:axis chart:dimension="x" chart:name="primary-x" chart:style-name="ch3">
            <chart:title svg:x="7.283cm" svg:y="8.024cm" chart:style-name="ch4">
              <text:p>Frequency, GHz</text:p>
            </chart:title>
            <chart:grid chart:style-name="ch5" chart:class="major"/>
          </chart:axis>
          <chart:axis chart:dimension="y" chart:name="primary-y" chart:style-name="ch6">
            <chart:title svg:x="0.451cm" svg:y="5.061cm" chart:style-name="ch7">
              <text:p>arg(S11), deg</text:p>
            </chart:title>
            <chart:grid chart:style-name="ch5" chart:class="major"/>
          </chart:axis>
          <chart:series chart:style-name="ch8" chart:values-cell-range-address="Sheet1.C18:Sheet1.C108" chart:class="chart:scatter">
            <chart:domain table:cell-range-address="Sheet1.A18:Sheet1.A108"/>
            <chart:data-point chart:repeated="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8:Sheet1.A108</svg:desc>
                </draw:g>
              </table:table-cell>
              <table:table-cell office:value-type="float" office:value="NaN">
                <text:p>NaN</text:p>
                <draw:g>
                  <svg:desc>Sheet1.C18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90.1838907893986">
                <text:p>-90.1838907893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-99.3394618844588">
                <text:p>-99.3394618844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108.539194124288">
                <text:p>-108.539194124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117.789341692801">
                <text:p>-117.789341692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127.096732528972">
                <text:p>-127.096732528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136.469014192088">
                <text:p>-136.469014192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145.915222806124">
                <text:p>-145.915222806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155.446677913121">
                <text:p>-155.446677913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165.077644678515">
                <text:p>-165.077644678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174.823953013891">
                <text:p>-174.823953013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75.304143145992">
                <text:p>175.304143145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165.31698758485">
                <text:p>165.31698758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155.252358341013">
                <text:p>155.252358341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">
                <text:p>2.3</text:p>
              </table:table-cell>
              <table:table-cell office:value-type="float" office:value="145.141695639122">
                <text:p>145.141695639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134.969369361408">
                <text:p>134.969369361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124.695307224476">
                <text:p>124.695307224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114.293226640668">
                <text:p>114.293226640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">
                <text:p>2.7</text:p>
              </table:table-cell>
              <table:table-cell office:value-type="float" office:value="103.752452424175">
                <text:p>103.752452424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93.0661706988278">
                <text:p>93.0661706988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">
                <text:p>2.9</text:p>
              </table:table-cell>
              <table:table-cell office:value-type="float" office:value="82.1951932482062">
                <text:p>82.1951932482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70.9687676272339">
                <text:p>70.9687676272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">
                <text:p>3.1</text:p>
              </table:table-cell>
              <table:table-cell office:value-type="float" office:value="59.1216311433111">
                <text:p>59.1216311433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">
                <text:p>3.2</text:p>
              </table:table-cell>
              <table:table-cell office:value-type="float" office:value="46.7835591118736">
                <text:p>46.7835591118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  <table:table-cell office:value-type="float" office:value="34.4571237138392">
                <text:p>34.4571237138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">
                <text:p>3.4</text:p>
              </table:table-cell>
              <table:table-cell office:value-type="float" office:value="22.3396902597395">
                <text:p>22.3396902597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10.3612881112456">
                <text:p>10.3612881112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">
                <text:p>3.6</text:p>
              </table:table-cell>
              <table:table-cell office:value-type="float" office:value="-1.53614971468284">
                <text:p>-1.53614971468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">
                <text:p>3.7</text:p>
              </table:table-cell>
              <table:table-cell office:value-type="float" office:value="-13.3477679241473">
                <text:p>-13.3477679241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">
                <text:p>3.8</text:p>
              </table:table-cell>
              <table:table-cell office:value-type="float" office:value="-25.0814123685583">
                <text:p>-25.08141236855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">
                <text:p>3.9</text:p>
              </table:table-cell>
              <table:table-cell office:value-type="float" office:value="-36.8428498627039">
                <text:p>-36.8428498627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-48.8785467437784">
                <text:p>-48.8785467437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">
                <text:p>4.1</text:p>
              </table:table-cell>
              <table:table-cell office:value-type="float" office:value="-61.5843043194595">
                <text:p>-61.5843043194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">
                <text:p>4.2</text:p>
              </table:table-cell>
              <table:table-cell office:value-type="float" office:value="-75.5057460280335">
                <text:p>-75.5057460280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">
                <text:p>4.3</text:p>
              </table:table-cell>
              <table:table-cell office:value-type="float" office:value="-91.3629270745169">
                <text:p>-91.3629270745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">
                <text:p>4.4</text:p>
              </table:table-cell>
              <table:table-cell office:value-type="float" office:value="-110.211183241726">
                <text:p>-110.211183241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-133.917692470181">
                <text:p>-133.917692470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-165.676465682184">
                <text:p>-165.676465682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">
                <text:p>4.7</text:p>
              </table:table-cell>
              <table:table-cell office:value-type="float" office:value="153.18261306582">
                <text:p>153.18261306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">
                <text:p>4.8</text:p>
              </table:table-cell>
              <table:table-cell office:value-type="float" office:value="112.273242155701">
                <text:p>112.273242155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">
                <text:p>4.9</text:p>
              </table:table-cell>
              <table:table-cell office:value-type="float" office:value="80.9766219055344">
                <text:p>80.9766219055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7.8004777002145">
                <text:p>57.8004777002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1">
                <text:p>5.1</text:p>
              </table:table-cell>
              <table:table-cell office:value-type="float" office:value="39.5130207772591">
                <text:p>39.5130207772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2">
                <text:p>5.2</text:p>
              </table:table-cell>
              <table:table-cell office:value-type="float" office:value="24.1795888364183">
                <text:p>24.1795888364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">
                <text:p>5.3</text:p>
              </table:table-cell>
              <table:table-cell office:value-type="float" office:value="10.6584382908412">
                <text:p>10.6584382908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">
                <text:p>5.4</text:p>
              </table:table-cell>
              <table:table-cell office:value-type="float" office:value="-1.83957178185562">
                <text:p>-1.839571781855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">
                <text:p>5.5</text:p>
              </table:table-cell>
              <table:table-cell office:value-type="float" office:value="-13.8570040900568">
                <text:p>-13.8570040900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">
                <text:p>5.6</text:p>
              </table:table-cell>
              <table:table-cell office:value-type="float" office:value="-25.656509877993">
                <text:p>-25.6565098779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">
                <text:p>5.7</text:p>
              </table:table-cell>
              <table:table-cell office:value-type="float" office:value="-37.2501707120039">
                <text:p>-37.2501707120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">
                <text:p>5.8</text:p>
              </table:table-cell>
              <table:table-cell office:value-type="float" office:value="-48.5275338076713">
                <text:p>-48.5275338076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">
                <text:p>5.9</text:p>
              </table:table-cell>
              <table:table-cell office:value-type="float" office:value="-59.389535636519">
                <text:p>-59.389535636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-69.8143889283308">
                <text:p>-69.8143889283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">
                <text:p>6.1</text:p>
              </table:table-cell>
              <table:table-cell office:value-type="float" office:value="-79.8394641976961">
                <text:p>-79.8394641976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">
                <text:p>6.2</text:p>
              </table:table-cell>
              <table:table-cell office:value-type="float" office:value="-89.4952412176521">
                <text:p>-89.49524121765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">
                <text:p>6.3</text:p>
              </table:table-cell>
              <table:table-cell office:value-type="float" office:value="-98.760107451264">
                <text:p>-98.760107451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">
                <text:p>6.4</text:p>
              </table:table-cell>
              <table:table-cell office:value-type="float" office:value="-107.583162529432">
                <text:p>-107.583162529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">
                <text:p>6.5</text:p>
              </table:table-cell>
              <table:table-cell office:value-type="float" office:value="-115.963720305885">
                <text:p>-115.963720305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">
                <text:p>6.6</text:p>
              </table:table-cell>
              <table:table-cell office:value-type="float" office:value="-124.02029974074">
                <text:p>-124.02029974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7">
                <text:p>6.7</text:p>
              </table:table-cell>
              <table:table-cell office:value-type="float" office:value="-131.966610502722">
                <text:p>-131.9666105027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">
                <text:p>6.8</text:p>
              </table:table-cell>
              <table:table-cell office:value-type="float" office:value="-139.992609499262">
                <text:p>-139.992609499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">
                <text:p>6.9</text:p>
              </table:table-cell>
              <table:table-cell office:value-type="float" office:value="-148.168281641104">
                <text:p>-148.168281641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-156.466462588752">
                <text:p>-156.466462588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">
                <text:p>7.1</text:p>
              </table:table-cell>
              <table:table-cell office:value-type="float" office:value="-164.857750436493">
                <text:p>-164.8577504364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">
                <text:p>7.2</text:p>
              </table:table-cell>
              <table:table-cell office:value-type="float" office:value="-173.367535433306">
                <text:p>-173.367535433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">
                <text:p>7.3</text:p>
              </table:table-cell>
              <table:table-cell office:value-type="float" office:value="177.952946238343">
                <text:p>177.952946238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">
                <text:p>7.4</text:p>
              </table:table-cell>
              <table:table-cell office:value-type="float" office:value="169.093944922215">
                <text:p>169.093944922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5">
                <text:p>7.5</text:p>
              </table:table-cell>
              <table:table-cell office:value-type="float" office:value="160.110771770771">
                <text:p>160.1107717707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">
                <text:p>7.6</text:p>
              </table:table-cell>
              <table:table-cell office:value-type="float" office:value="151.085579800676">
                <text:p>151.085579800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7">
                <text:p>7.7</text:p>
              </table:table-cell>
              <table:table-cell office:value-type="float" office:value="142.077303390922">
                <text:p>142.077303390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8">
                <text:p>7.8</text:p>
              </table:table-cell>
              <table:table-cell office:value-type="float" office:value="133.101163263789">
                <text:p>133.101163263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">
                <text:p>7.9</text:p>
              </table:table-cell>
              <table:table-cell office:value-type="float" office:value="124.142065831516">
                <text:p>124.142065831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15.182936691534">
                <text:p>115.1829366915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1">
                <text:p>8.1</text:p>
              </table:table-cell>
              <table:table-cell office:value-type="float" office:value="106.222172160804">
                <text:p>106.222172160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2">
                <text:p>8.2</text:p>
              </table:table-cell>
              <table:table-cell office:value-type="float" office:value="97.2703968297338">
                <text:p>97.27039682973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3">
                <text:p>8.3</text:p>
              </table:table-cell>
              <table:table-cell office:value-type="float" office:value="88.3386168733212">
                <text:p>88.3386168733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4">
                <text:p>8.4</text:p>
              </table:table-cell>
              <table:table-cell office:value-type="float" office:value="79.4340280741007">
                <text:p>79.4340280741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5">
                <text:p>8.5</text:p>
              </table:table-cell>
              <table:table-cell office:value-type="float" office:value="70.5669997037222">
                <text:p>70.5669997037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6">
                <text:p>8.6</text:p>
              </table:table-cell>
              <table:table-cell office:value-type="float" office:value="61.7586761148184">
                <text:p>61.7586761148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7">
                <text:p>8.7</text:p>
              </table:table-cell>
              <table:table-cell office:value-type="float" office:value="53.0397599287492">
                <text:p>53.03975992874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8">
                <text:p>8.8</text:p>
              </table:table-cell>
              <table:table-cell office:value-type="float" office:value="44.4378708010921">
                <text:p>44.43787080109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9">
                <text:p>8.9</text:p>
              </table:table-cell>
              <table:table-cell office:value-type="float" office:value="35.9551399472965">
                <text:p>35.95513994729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27.5551783116476">
                <text:p>27.55517831164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1">
                <text:p>9.1</text:p>
              </table:table-cell>
              <table:table-cell office:value-type="float" office:value="19.1824458011057">
                <text:p>19.1824458011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">
                <text:p>9.2</text:p>
              </table:table-cell>
              <table:table-cell office:value-type="float" office:value="10.7999019125746">
                <text:p>10.79990191257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3">
                <text:p>9.3</text:p>
              </table:table-cell>
              <table:table-cell office:value-type="float" office:value="2.40479147271269">
                <text:p>2.40479147271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4">
                <text:p>9.4</text:p>
              </table:table-cell>
              <table:table-cell office:value-type="float" office:value="-5.99058655437355">
                <text:p>-5.99058655437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5">
                <text:p>9.5</text:p>
              </table:table-cell>
              <table:table-cell office:value-type="float" office:value="-14.3870654922028">
                <text:p>-14.3870654922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6">
                <text:p>9.6</text:p>
              </table:table-cell>
              <table:table-cell office:value-type="float" office:value="-22.80317100833">
                <text:p>-22.80317100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7">
                <text:p>9.7</text:p>
              </table:table-cell>
              <table:table-cell office:value-type="float" office:value="-31.2512075768864">
                <text:p>-31.2512075768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8">
                <text:p>9.8</text:p>
              </table:table-cell>
              <table:table-cell office:value-type="float" office:value="-39.7153225925456">
                <text:p>-39.7153225925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9">
                <text:p>9.9</text:p>
              </table:table-cell>
              <table:table-cell office:value-type="float" office:value="-48.1582228349596">
                <text:p>-48.1582228349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